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5810000031A0000031A90A9BB170713D465.svg" manifest:media-type="image/svg+xml"/>
  <manifest:file-entry manifest:full-path="Pictures/100000010000001E0000001E1807F856404CD732.png" manifest:media-type="image/png"/>
  <manifest:file-entry manifest:full-path="Pictures/100000010000001E0000001EC19438BFEE48B5E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d72e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113e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language="en" fo:country="GB" officeooo:rsid="0fed6741"/>
    </style:style>
    <style:style style:name="T285" style:family="text">
      <style:text-properties style:font-name="Liberation Mono" fo:font-size="11pt" style:font-size-asian="11pt" style:font-size-complex="11pt"/>
    </style:style>
    <style:style style:name="T286" style:family="text">
      <style:text-properties style:font-name="Liberation Mono" fo:font-size="8pt" style:font-size-asian="8pt" style:font-size-complex="8pt" loext:padding="0.049cm" loext:border="0.31pt solid #000000"/>
    </style:style>
    <style:style style:name="T28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8" style:family="text">
      <style:text-properties officeooo:rsid="102b859b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1035cc54" style:font-weight-asian="bold" style:font-weight-complex="bold"/>
    </style:style>
    <style:style style:name="T291" style:family="text">
      <style:text-properties fo:font-weight="bold" officeooo:rsid="103b85c2" style:font-weight-asian="bold" style:font-weight-complex="bold"/>
    </style:style>
    <style:style style:name="T292" style:family="text">
      <style:text-properties officeooo:rsid="1035cc54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1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80">na</text:span></text:span><text:span text:style-name="Definition"><text:span text:style-name="T282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0">COMPUTERNA</text:span></text:span><text:span text:style-name="Definition"><text:span text:style-name="T282">me</text:span></text:span><text:span text:style-name="T236"><text:tab/> </text:span><text:span text:style-name="T280"><draw:control text:anchor-type="as-char" svg:y="-0.4cm" draw:z-index="23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80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3"/></text:span></text:p>
      <text:list xml:id="list1477871905" text:style-name="L1">
        <text:list-item>
          <text:p text:style-name="P103"><text:bookmark-start text:name="__RefNumPara__4083_1271708128"/>Prepar<text:span text:style-name="T288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5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6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6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20541449662368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7">Esc</text:span><text:span text:style-name="T280">, </text:span><text:span text:style-name="T287">Delete</text:span><text:span text:style-name="T280">, </text:span><text:span text:style-name="T287">F1</text:span><text:span text:style-name="T280">, </text:span><text:span text:style-name="T287">F2</text:span><text:span text:style-name="T280">, </text:span><text:span text:style-name="T287">F9</text:span><text:span text:style-name="T280">, </text:span><text:span text:style-name="T287">F10</text:span><text:span text:style-name="T280">, </text:span><text:span text:style-name="T287">F11</text:span><text:span text:style-name="T280">, </text:span><text:span text:style-name="T284">or </text:span><text:span text:style-name="T287">F12</text:span><text:span text:style-name="T280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7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20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89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2">At</text:span> <text:span text:style-name="T289">Regio</text:span><text:span text:style-name="T291">n</text:span> <text:span text:style-name="T292">choose</text:span> <text:span text:style-name="T289">Europ</text:span><text:span text:style-name="T29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20541246872011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7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20542292175473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3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4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3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69">,</text:span></text:span><text:span text:style-name="Emphasis"><text:span text:style-name="T268"> </text:span></text:span><text:a xlink:type="simple" xlink:href="https://creativecommons.org/publicdomain/zero/1.0" text:style-name="Internet_20_link" text:visited-style-name="Visited_20_Internet_20_Link"><text:span text:style-name="Emphasis"><text:span text:style-name="T271">CC0 1.0</text:span></text:span></text:a><text:span text:style-name="Emphasis"><text:span text:style-name="T278"> </text:span></text:span><text:span text:style-name="Emphasis"><text:span text:style-name="T27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807F856404CD732.png" xlink:type="simple" xlink:show="embed" xlink:actuate="onLoad" draw:mime-type="image/png"/></draw:frame></draw:a></text:span></text:span><text:span text:style-name="Emphasis"><text:span text:style-name="T29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C19438BFEE48B5E8.png" xlink:type="simple" xlink:show="embed" xlink:actuate="onLoad" draw:mime-type="image/png"/></draw:frame></draw:a></text:span></text:span><text:span text:style-name="Emphasis"><text:span text:style-name="T29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28T12:05:40.647692768">28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5:40.510509327</dc:date>
    <meta:keyword>Installatie</meta:keyword>
    <meta:keyword>Checklist</meta:keyword>
    <meta:keyword>Linux</meta:keyword>
    <meta:editing-cycles>6943</meta:editing-cycles>
    <meta:editing-duration>P12DT6H39M11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680" meta:character-count="4189" meta:non-whitespace-character-count="3553"/>
    <meta:user-defined meta:name="Info 1"/>
    <meta:user-defined meta:name="Info 2"/>
    <meta:user-defined meta:name="Info 3"/>
    <meta:user-defined meta:name="Info 4"/>
  </office:meta>
</office:document-meta>
</file>